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ccff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99"/>
    </style:style>
    <style:style style:name="T1" style:family="text">
      <style:text-properties fo:color="#0000c0" style:font-name="Monospace" fo:font-size="10pt" fo:font-style="italic" style:font-name-asian="Monospace" style:font-name-complex="Monospace" style:font-size-asian="10pt" style:font-size-complex="10pt" style:font-style-asian="italic" style:font-style-complex="italic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4" style:family="text">
      <style:text-properties fo:color="#0000c0" fo:font-style="italic" style:font-name-asian="Monospace" style:font-name-complex="Monospace" style:font-size-asian="10pt" style:font-size-complex="10pt" style:font-style-asian="italic" style:font-style-complex="italic"/>
    </style:style>
    <style:style style:name="T5" style:family="text">
      <style:text-properties style:font-name-asian="Monospace" style:font-name-complex="Monospace" style:font-size-asian="10pt" style:font-size-complex="10pt" fo:color="#000000"/>
    </style:style>
    <style:style style:name="T6" style:family="text">
      <style:text-properties style:font-name-asian="Monospace" style:font-name-complex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rypto</text:p>
          </table:table-cell>
          <table:table-cell office:value-type="string" calcext:value-type="string">
            <text:p>CLA</text:p>
          </table:table-cell>
          <table:table-cell table:style-name="ce3" office:value-type="string" calcext:value-type="string">
            <text:p><text:span text:style-name="T1">CRYPTO_CLA</text:span><text:span text:style-name="T2"> = (</text:span><text:span text:style-name="T3">byte</text:span><text:span text:style-name="T2">) 0x10;</text:span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PDUs</text:p>
          </table:table-cell>
          <table:table-cell table:style-name="ce3" office:value-type="string" calcext:value-type="string">
            <text:p><text:span text:style-name="T1">INS_IMPORT_CARD_PRIVATE_MOD</text:span><text:span text:style-name="T2"> = (</text:span><text:span text:style-name="T3">byte</text:span><text:span text:style-name="T2">) 0x10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CARD_PRIVATE_EXP</text:span><text:span text:style-name="T2"> = (</text:span><text:span text:style-name="T3">byte</text:span><text:span text:style-name="T2">) 0x11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CARD_PUBLIC_MOD</text:span><text:span text:style-name="T2"> = (</text:span><text:span text:style-name="T3">byte</text:span><text:span text:style-name="T2">) 0x12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CARD_PUBLIC_EXP</text:span><text:span text:style-name="T2"> = (</text:span><text:span text:style-name="T3">byte</text:span><text:span text:style-name="T2">) 0x13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EXPORT_CARD_PUBLIC_MOD</text:span><text:span text:style-name="T2"> = (</text:span><text:span text:style-name="T3">byte</text:span><text:span text:style-name="T2">) 0x14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EXPORT_CARD_PUBLIC_EXP</text:span><text:span text:style-name="T2"> = (</text:span><text:span text:style-name="T3">byte</text:span><text:span text:style-name="T2">) 0x15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TERMINAL_PUBLIC_MOD</text:span><text:span text:style-name="T2"> = (</text:span><text:span text:style-name="T3">byte</text:span><text:span text:style-name="T2">) 0x16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IMPORT_TERMINAL_PUBLIC_EXP</text:span><text:span text:style-name="T2"> = (</text:span><text:span text:style-name="T3">byte</text:span><text:span text:style-name="T2">) 0x17;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E014</text:p>
          </table:table-cell>
          <table:table-cell table:style-name="ce5" office:value-type="string" calcext:value-type="string">
            <text:p>exportPublicModulus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5</text:p>
          </table:table-cell>
          <table:table-cell table:style-name="ce5" office:value-type="string" calcext:value-type="string">
            <text:p>exportPublicExponent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0</text:p>
          </table:table-cell>
          <table:table-cell table:style-name="ce5" office:value-type="string" calcext:value-type="string">
            <text:p>importCardPrivateModulus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1</text:p>
          </table:table-cell>
          <table:table-cell table:style-name="ce5" office:value-type="string" calcext:value-type="string">
            <text:p>importCardPrivateExponent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2</text:p>
          </table:table-cell>
          <table:table-cell table:style-name="ce6" office:value-type="string" calcext:value-type="string">
            <text:p>importCardPublicModulus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3</text:p>
          </table:table-cell>
          <table:table-cell table:style-name="ce5" office:value-type="string" calcext:value-type="string">
            <text:p>importCardPublicExponent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6</text:p>
          </table:table-cell>
          <table:table-cell table:style-name="ce5" office:value-type="string" calcext:value-type="string">
            <text:p>importTerminalPublicModulus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017</text:p>
          </table:table-cell>
          <table:table-cell table:style-name="ce5" office:value-type="string" calcext:value-type="string">
            <text:p>importTerminalPublicExponent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STUDENT_CLA = (byte) 0x20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PDUs</text:p>
          </table:table-cell>
          <table:table-cell office:value-type="string" calcext:value-type="string">
            <text:p>INS_GET_MONEY = (byte) 0x20;</text:p>
          </table:table-cell>
          <table:table-cell table:number-columns-repeated="3"/>
          <table:table-cell office:value-type="string" calcext:value-type="string">
            <text:p>1Byte Eur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ADD_MONEY = (byte) 0x21;</text:p>
          </table:table-cell>
          <table:table-cell table:number-columns-repeated="3"/>
          <table:table-cell office:value-type="string" calcext:value-type="string">
            <text:p>1Byte Cen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PAY_MONEY = (byte) 0x22;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S_RESET_MONEY = (byte) 0x23;</text:p>
          </table:table-cell>
          <table:table-cell table:style-name="ce2" table:number-columns-repeated="3"/>
          <table:table-cell table:style-name="ce2" office:value-type="string" calcext:value-type="string">
            <text:p>Auf 0 zurücksetzen (ich brauche für die GUI)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SET_NAME = (byte) 0x24;</text:p>
          </table:table-cell>
          <table:table-cell table:number-columns-repeated="3"/>
          <table:table-cell office:value-type="string" calcext:value-type="string">
            <text:p>64 By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GET_NAME = (byte) 0x25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SET_MATRIKEL = (byte) 0x26;</text:p>
          </table:table-cell>
          <table:table-cell table:number-columns-repeated="3"/>
          <table:table-cell office:value-type="string" calcext:value-type="string">
            <text:p>2 By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GET_MATRIKEL = (byte) 0x27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SET_ROOMS = (byte) 0x28;</text:p>
          </table:table-cell>
          <table:table-cell table:number-columns-repeated="3"/>
          <table:table-cell office:value-type="string" calcext:value-type="string">
            <text:p>1 Raum = 3 bytes (1. Enum, +short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GET_ROOMS = (byte) 0x29;</text:p>
          </table:table-cell>
          <table:table-cell table:number-columns-repeated="3"/>
          <table:table-cell office:value-type="string" calcext:value-type="string">
            <text:p>Max 20 Räum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DISCO_CLA = (byte) 0x30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PDUs</text:p>
          </table:table-cell>
          <table:table-cell table:style-name="ce3" office:value-type="string" calcext:value-type="string">
            <text:p><text:span text:style-name="T1">INS_GET_BONUS</text:span><text:span text:style-name="T2"> = (</text:span><text:span text:style-name="T3">byte</text:span><text:span text:style-name="T2">) 0x30;</text:span></text:p>
          </table:table-cell>
          <table:table-cell table:number-columns-repeated="3"/>
          <table:table-cell office:value-type="string" calcext:value-type="string">
            <text:p>1 Byt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ADD_BONUS</text:span><text:span text:style-name="T2"> = (</text:span><text:span text:style-name="T3">byte</text:span><text:span text:style-name="T2">) 0x31;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INS_SUB_BONUS</text:span><text:span text:style-name="T2"> = (</text:span><text:span text:style-name="T3">byte</text:span><text:span text:style-name="T2">) 0x32;</text:span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<text:span text:style-name="T4">INS_RESET_BONUS</text:span><text:span text:style-name="T5"> = (</text:span><text:span text:style-name="T6">byte</text:span><text:span text:style-name="T5">) 0x33;</text:span></text:p>
          </table:table-cell>
          <table:table-cell table:style-name="ce2" table:number-columns-repeated="3"/>
          <table:table-cell table:style-name="ce2" office:value-type="string" calcext:value-type="string">
            <text:p>Auf 0 zurücksetzen (ich brauche für die GUI)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GET_MONEY = (byte) 0x3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_ADD_MONEY = (byte) 0x3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_PAY_MONEY = (byte) 0x36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_ADD_DRINK = (byte) = 0x37;</text:p>
          </table:table-cell>
          <table:table-cell table:number-columns-repeated="3"/>
          <table:table-cell office:value-type="string" calcext:value-type="string">
            <text:p>1 Byte pro Geträn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GET_DRINKS = (byte) = 0x38;</text:p>
          </table:table-cell>
          <table:table-cell table:number-columns-repeated="3"/>
          <table:table-cell office:value-type="string" calcext:value-type="string">
            <text:p>Max 64 Geträn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_SET_PAID_DRINKS = (byte) = 0x39;</text:p>
          </table:table-cell>
          <table:table-cell table:number-columns-repeated="3"/>
          <table:table-cell office:value-type="string" calcext:value-type="string">
            <text:p>Byte-Array mit 1-bezahlt und 0-unbezahlt</text:p>
          </table:table-cell>
          <table:table-cell table:number-columns-repeated="1017"/>
        </table:table-row>
      </table:table>
      <table:table table:name="Bemerkungen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ohne Geburtsdatum (on+off-car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hne Zurücksetzen-Knopf (on+off-car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hne Speicherung des Esse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nfigurations-Tab (alle Tabs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rstmals alle Daten abfragen und dann die Operationen ausführen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tudiCard-Ta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lle Daten beim Auswählen der Tab müssen abgeruft werd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rzeitiges Guthaben soll ausgelesen (angezeigt) werde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DiscoCar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ktuelles Guthaben und Bonuspunkte anzeigen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" office:value-type="string" calcext:value-type="string">
            <text:p>Eintrittsbetrag anzeigen</text:p>
          </table:table-cell>
          <table:table-cell table:style-name="ce7" table:number-columns-repeated="1022"/>
        </table:table-row>
        <table:table-row table:style-name="ro1">
          <table:table-cell/>
          <table:table-cell office:value-type="string" calcext:value-type="string">
            <text:p>10 Eintritt = 20 Bonuspunk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ränk-Euro = <text:s/>1/3 Bonuspunk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x 64 Getränk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Byte pro Geträn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 Byte = C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ür GUI zwei separate Eingabefelde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infach ein Betrag bezahl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nuspunk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anze Zahlen – 1 Byte groß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16:09:47.4078740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1.5.2$Linux_X86_64 LibreOffice_project/10m0$Build-2</meta:generator>
    <dc:date>2016-08-08T16:24:54.089343380</dc:date>
    <meta:editing-duration>PT1H23M42S</meta:editing-duration>
    <meta:editing-cycles>18</meta:editing-cycles>
    <meta:document-statistic meta:table-count="2" meta:cell-count="92" meta:object-count="0"/>
  </office:meta>
</office:document-meta>
</file>